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Комплексна контрольна робота з СПЗ</text:p>
      <text:p text:style-name="Author">Клокун В. Д.</text:p>
      <text:p text:style-name="Date">2019-05-18</text:p>
      <text:h text:style-name="Heading_20_1" text:outline-level="1"><text:bookmark-start text:name="варіант-19"/>Варіант № 19<text:bookmark-end text:name="варіант-19"/></text:h>
      <text:h text:style-name="Heading_20_2" text:outline-level="2"><text:bookmark-start text:name="поясніть-поняття-зміна-контексту.-з-якою-метою-виконється-зміна-контексту-в-компютерній-системі"/>Поясніть поняття «зміна контексту». З якою метою виконється зміна контексту в комп’ютерній системі?<text:bookmark-end text:name="поясніть-поняття-зміна-контексту.-з-якою-метою-виконється-зміна-контексту-в-компютерній-системі"/></text:h>
      <text:p text:style-name="First_20_paragraph">В багатозадачних операційних системах і середовищах <text:span text:style-name="T1">зміна контексту</text:span> — це процес переключення процесора з однієї задачі на іншу. Під час зміни контексту процесор зупиняє виконання поточної задачі (процесу або потоку), зберігає її стан і всю інформацію, необхідну, щоб у майбутньому відновити виконання зупиненої задачі з місця, на якому вона була перервана, і завантажує нову задачу, до якої треба перейти.</text:p>
      <text:p text:style-name="Text_20_body">Інформація, необхідна для подальшого відновлення задачі, містить стан регістрів, які використовувала задача, і дані про задачу, специфічні для операційної системи, які зазвичай зберігаються у блоці керування процесом (Process Control Block, PCB).</text:p>
      <text:p text:style-name="Text_20_body">В комп’ютерній системі зміна контексту виконується для переключення між задачами, що дозволяє декільком задачам ділити один процесор між собою. В свою чергу, розподіл процесору між задачами створює можливість багатозадачності, обробки переривань, а також переключення між режимом користувача і режимом ядра.</text:p>
      <text:h text:style-name="Heading_20_2" text:outline-level="2"><text:bookmark-start text:name="поясніть-що-таке-таблиця-ідентифікаторів-і-для-чого-вона-призначена"/>Поясніть, що таке таблиця ідентифікаторів і для чого вона призначена?<text:bookmark-end text:name="поясніть-що-таке-таблиця-ідентифікаторів-і-для-чого-вона-призначена"/></text:h>
      <text:p text:style-name="First_20_paragraph">Таблиця ідентифікаторів — це структура даних, в якій описані ідентифікатори (символи), які використовуються у початковому коді програми, а також інформація про них: ім’я символу, його атрибути переміщення (абсолютний, може бути переміщений), його місцезнаходження або адрес та інші.</text:p>
      <text:p text:style-name="Text_20_body">Транслятори використовують таблиці ідентифікаторів, щоб аналізувати і створювати виконувані файли за допомогою файлів початкового коду. Під час аналізу таблиці ідентифікаторів можна використати, щоб перевірити, чи оголошена змінна, чи вірно вона використовується, чи правильний в неї тип і розмір та інше. Під час створення виконуваних файлів, таблиці ідентифікаторів використовуються для компонування — об’єднання декількох модулів програми в один. З їх допомогою транслятор визначає посилання на ідентифікатори, що використовуються різними модулями програми, і перетворює ці посилання таким чином, щоб до кожного ідентифікатора можна було отримати доступ.</text:p>
      <text:h text:style-name="Heading_20_2" text:outline-level="2"><text:bookmark-start text:name="напишіть-команду-або-скрипт-яка-який-дозволить-виконання-скрипта-cleanup.sh-тільки-адміністраторам-системи"/><text:soft-page-break/>Напишіть команду (або скрипт), яка (який) дозволить виконання скрипта cleanup.sh тільки адміністраторам системи<text:bookmark-end text:name="напишіть-команду-або-скрипт-яка-який-дозволить-виконання-скрипта-cleanup.sh-тільки-адміністраторам-системи"/></text:h>
      <text:p text:style-name="First_20_paragraph">Припустимо, що адміністратори системи знаходяться в групі <text:span text:style-name="Source_5f_Text">admins</text:span>. Тоді щоб дозволити виконання скрипта <text:span text:style-name="Source_5f_Text">cleanup.sh</text:span> тільки адміністраторам системи, треба змінити групу файлу <text:span text:style-name="Source_5f_Text">cleanup.sh</text:span> на <text:span text:style-name="Source_5f_Text">admins</text:span>, заборонити усім виконання скрипта <text:span text:style-name="Source_5f_Text">cleanup.sh</text:span> і дозволити виконання лише користувачам з групи файлу. Ці дії виконуються за допомогою такої команди:</text:p>
      <text:p text:style-name="Preformatted_20_Text">chgrp admins cleanup.sh &amp;&amp; chmod a-x cleanup.sh \</text:p>
      <text:p text:style-name="Preformatted_20_Text">&amp;&amp; chmod g+x cleanup.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uk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title>Комплексна контрольна робота з СПЗ</dc:title>
    <dc:description/>
    <dc:subject/>
    <meta:keyword/>
    <dc:language>uk</dc:language>
    <meta:initial-creator>Клокун В. Д.</meta:initial-creator>
    <meta:creation-date>2019-05-18T17:38:26Z</meta:creation-date>
    <dc:date>2019-05-18T20:38:40.672000000</dc:date>
    <meta:editing-duration>PT10S</meta:editing-duration>
    <meta:editing-cycles>1</meta:editing-cycles>
    <meta:document-statistic meta:table-count="0" meta:image-count="0" meta:object-count="0" meta:page-count="2" meta:paragraph-count="16" meta:word-count="353" meta:character-count="2658" meta:non-whitespace-character-count="2317"/>
    <meta:user-defined meta:name="date">2019-05-18</meta:user-defined>
  </office:meta>
</office:document-meta>
</file>